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AGROPECUARIA DON FABIANO E.I.R.L.</text:span></text:p>
      <text:p text:style-name="P3"><text:span text:style-name="T6">CANT. TOTAL DE CAJAS: 8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AN FERNAND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8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IQT</text:span></text:p>
      <text:p text:style-name="P6"/>
      <text:p text:style-name="P6">Recojo: <text:span text:style-name="T3">MESONES PEREZ JIMMY POOL</text:span></text:p>
      <text:p text:style-name="P6">Recojo: <text:span text:style-name="T3">MOISES MORI HERRERA</text:span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18:19:4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